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6.32354166666667cm"/>
    </style:style>
    <style:style style:name="co5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Endpoint<text:s/></text:p>
          </table:table-cell>
          <table:table-cell office:value-type="string" table:style-name="ce1">
            <text:p>Method</text:p>
          </table:table-cell>
          <table:table-cell office:value-type="string" table:number-columns-spanned="4" table:number-rows-spanned="1" table:style-name="ce3">
            <text:p>parameters</text:p>
          </table:table-cell>
          <table:covered-table-cell table:number-columns-repeated="3"/>
          <table:table-cell office:value-type="string" table:style-name="ce2">
            <text:p>Body</text:p>
          </table:table-cell>
          <table:table-cell office:value-type="string" table:style-name="ce1">
            <text:p>Retur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/getPc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c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pc description JSON</text:p>
          </table:table-cell>
          <table:table-cell office:value-type="string" table:style-name="ce1">
            <text:p>Note: every JSON response should have 3 objects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/getCPU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rocessor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processor description JSON</text:p>
          </table:table-cell>
          <table:table-cell office:value-type="string" table:style-name="ce1">
            <text:p>1.Mode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/getMotherboard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motherboard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motherboard description JSON</text:p>
          </table:table-cell>
          <table:table-cell office:value-type="string" table:style-name="ce1">
            <text:p>2.Detail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/getGPU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gpu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gpu description JSON</text:p>
          </table:table-cell>
          <table:table-cell office:value-type="string" table:style-name="ce1">
            <text:p>3.Additional Informa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/getPowerSupply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powerSupply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PowerSupply description JS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/getHardDisk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hardDisk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hardDisk description JS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/getCase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case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case description JS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/getCooler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cooler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cooler description JS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/getRAM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ramId</text:p>
          </table:table-cell>
          <table:table-cell table:number-columns-repeated="3" table:style-name="ce1"/>
          <table:table-cell office:value-type="string" table:style-name="ce1">
            <text:p>none</text:p>
          </table:table-cell>
          <table:table-cell office:value-type="string" table:style-name="ce1">
            <text:p>RAM description JSON</text:p>
          </table:table-cell>
          <table:table-cell table:number-columns-repeated="16376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Victor</meta:initial-creator>
    <dc:creator>Victor</dc:creator>
    <meta:creation-date>2020-12-06T13:07:18Z</meta:creation-date>
    <dc:date>2020-12-06T13:25:12Z</dc:date>
  </office:meta>
</office:document-meta>
</file>